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1.75in"/>
    </style:style>
    <style:style style:name="Table1.B" style:family="table-column">
      <style:table-column-properties style:column-width="2.25in"/>
    </style:style>
    <style:style style:name="Table1.C" style:family="table-column">
      <style:table-column-properties style:column-width="1.937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5.3549in" table:align="margins"/>
    </style:style>
    <style:style style:name="Table2.A" style:family="table-column">
      <style:table-column-properties style:column-width="5.3549in" style:rel-column-width="65535*"/>
    </style:style>
    <style:style style:name="P1" style:family="paragraph" style:parent-style-name="Preformatted_20_Text">
      <style:paragraph-properties fo:margin-left="0in" fo:margin-right="0in" fo:text-indent="0in" style:auto-text-indent="true"/>
      <style:text-properties style:font-name="Arial1" fo:font-size="10.5pt" style:font-size-asian="10.5pt" style:font-size-complex="10.5pt"/>
    </style:style>
    <style:style style:name="P2" style:family="paragraph" style:parent-style-name="Preformatted_20_Text">
      <style:paragraph-properties fo:margin-left="0in" fo:margin-right="0in" fo:text-indent="0in" style:auto-text-indent="true"/>
      <style:text-properties style:font-name="Arial1" fo:font-size="10.5pt" officeooo:paragraph-rsid="001b6fdb" style:font-size-asian="10.5pt" style:font-size-complex="10.5pt"/>
    </style:style>
    <style:style style:name="P3" style:family="paragraph" style:parent-style-name="caution">
      <style:text-properties fo:font-size="10.5pt" officeooo:paragraph-rsid="001b6fdb" style:font-size-asian="10.5pt" style:font-size-complex="10.5pt"/>
    </style:style>
    <style:style style:name="P4" style:family="paragraph" style:parent-style-name="Table">
      <style:text-properties fo:font-size="10.5pt" style:font-size-asian="10.5pt" style:font-size-complex="10.5pt"/>
    </style:style>
    <style:style style:name="P5" style:family="paragraph" style:parent-style-name="code">
      <style:text-properties fo:font-size="10.5pt" style:font-size-asian="10.5pt" style:font-size-complex="10.5pt"/>
    </style:style>
    <style:style style:name="P6" style:family="paragraph" style:parent-style-name="code">
      <style:text-properties fo:font-size="10.5pt" officeooo:rsid="001c26cb" officeooo:paragraph-rsid="001c26cb" style:font-size-asian="10.5pt" style:font-size-complex="10.5pt"/>
    </style:style>
    <style:style style:name="P7" style:family="paragraph" style:parent-style-name="Heading_20_2">
      <style:text-properties style:font-name="Arial1" fo:font-size="10.5pt" style:font-size-asian="10.5pt" style:font-size-complex="10.5pt"/>
    </style:style>
    <style:style style:name="P8" style:family="paragraph" style:parent-style-name="Preformatted_20_Text">
      <style:paragraph-properties fo:margin-left="0in" fo:margin-right="0in" fo:text-indent="0in" style:auto-text-indent="true"/>
      <style:text-properties style:font-name="Arial1" fo:font-size="12pt" style:font-size-asian="12pt" style:font-size-complex="12pt"/>
    </style:style>
    <style:style style:name="P9" style:family="paragraph" style:parent-style-name="Preformatted_20_Text">
      <style:paragraph-properties fo:margin-left="0in" fo:margin-right="0in" fo:text-indent="0in" style:auto-text-indent="true"/>
      <style:text-properties style:font-name="Arial1" fo:font-size="12pt" officeooo:paragraph-rsid="0018785a" style:font-size-asian="12pt" style:font-size-complex="12pt"/>
    </style:style>
    <style:style style:name="P10" style:family="paragraph" style:parent-style-name="Preformatted_20_Text">
      <style:paragraph-properties fo:margin-left="0in" fo:margin-right="0in" fo:text-indent="0in" style:auto-text-indent="true"/>
      <style:text-properties style:font-name="Arial1" fo:font-size="12pt" style:font-size-asian="12pt" style:font-size-complex="12pt"/>
    </style:style>
    <style:style style:name="P11" style:family="paragraph" style:parent-style-name="Preformatted_20_Text">
      <loext:graphic-properties draw:fill="none"/>
      <style:paragraph-properties fo:margin-left="0in" fo:margin-right="0in" fo:text-indent="0in" style:auto-text-indent="false" fo:background-color="transparent"/>
      <style:text-properties style:font-name="Arial1" fo:font-size="12pt" style:font-size-asian="12pt" style:font-size-complex="12pt"/>
    </style:style>
    <style:style style:name="P12" style:family="paragraph" style:parent-style-name="Preformatted_20_Text">
      <loext:graphic-properties draw:fill="none"/>
      <style:paragraph-properties fo:margin-left="0in" fo:margin-right="0in" fo:text-indent="0in" style:auto-text-indent="false" fo:background-color="transparent"/>
      <style:text-properties style:font-name="Arial1" fo:font-size="12pt" officeooo:paragraph-rsid="0018785a" style:font-size-asian="12pt" style:font-size-complex="12pt"/>
    </style:style>
    <style:style style:name="P13" style:family="paragraph" style:parent-style-name="Preformatted_20_Text">
      <style:text-properties fo:font-size="12pt" style:font-size-asian="12pt" style:font-size-complex="12pt"/>
    </style:style>
    <style:style style:name="P14" style:family="paragraph" style:parent-style-name="Heading_20_1">
      <style:paragraph-properties fo:break-before="page"/>
    </style:style>
    <style:style style:name="T1" style:family="text">
      <style:text-properties style:font-name="Arial1"/>
    </style:style>
    <style:style style:name="T2" style:family="text">
      <style:text-properties style:font-name="Arial1" fo:font-size="10.5pt" style:font-size-asian="10.5pt" style:font-size-complex="10.5pt"/>
    </style:style>
    <style:style style:name="T3" style:family="text">
      <style:text-properties style:font-name="Arial1" fo:font-size="12pt" style:font-size-asian="12pt" style:font-size-complex="12pt"/>
    </style:style>
    <style:style style:name="T4" style:family="text">
      <style:text-properties officeooo:rsid="001c26cb"/>
    </style:style>
    <style:style style:name="T5" style:family="text">
      <style:text-properties fo:font-size="12pt" style:font-size-asian="12pt" style:font-size-complex="12pt"/>
    </style:style>
    <style:style style:name="T6" style:family="text">
      <style:text-properties style:font-name="Arial1"/>
    </style:style>
    <style:style style:name="T7" style:family="text">
      <style:text-properties style:font-name="Arial1"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String Data Types </text:h>
      <text:p text:style-name="P8"/>
      <text:p text:style-name="P8">Stri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8"/>
      <text:p text:style-name="P8">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8"/>
      <text:p text:style-name="P8">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8"/>
      <text:p text:style-name="P8">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text:soft-page-break/>great or excellent. All the computer can do is store the string in memory in a way that preserves the format of the string so that a human reading the string will understand its meaning. </text:p>
      <text:p text:style-name="P8"/>
      <text:p text:style-name="supplemental"><text:span text:style-name="T3">While computers have grown in both speed and capacity, the basic computing processes haven't changed since the 1950's. The next revolution in computing won't be quantum processors or holographic memory; it will be</text:span> when computers can understand language. </text:p>
      <text:p text:style-name="P1"/>
      <text:p text:style-name="P13">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text:span text:style-name="T1">A string in C is a Null (character 0) terminated array of Char, where Char can be interpreted as both a character and number.</text:span></text:p>
      <text:p text:style-name="P13">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8"/>
      <text:p text:style-name="P8">FreeBasic has four intrinsic string data types, listed in the following table. </text:p>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String Type</text:p>
            </table:table-cell>
            <table:table-cell table:style-name="Table1.A1" office:value-type="string">
              <text:p text:style-name="P8"><text:s/>Declaration </text:p>
            </table:table-cell>
            <table:table-cell table:style-name="Table1.C1" office:value-type="string">
              <text:p text:style-name="P9">Purpose </text:p>
            </table:table-cell>
          </table:table-row>
        </table:table-header-rows>
        <table:table-row>
          <table:table-cell table:style-name="Table1.A5" office:value-type="string">
            <text:p text:style-name="P11">Dynamic String </text:p>
          </table:table-cell>
          <table:table-cell table:style-name="Table1.B5" office:value-type="string">
            <text:p text:style-name="P11">Dim myString as String </text:p>
          </table:table-cell>
          <table:table-cell table:style-name="Table1.C5" office:value-type="string">
            <text:p text:style-name="P12">8-bit string that is dynamically allocated and automatically resized. </text:p>
          </table:table-cell>
        </table:table-row>
        <table:table-row>
          <table:table-cell table:style-name="Table1.A5" office:value-type="string">
            <text:p text:style-name="P11">Fixed Length String </text:p>
          </table:table-cell>
          <table:table-cell table:style-name="Table1.B5" office:value-type="string">
            <text:p text:style-name="P11">Dim myString as String * length </text:p>
          </table:table-cell>
          <table:table-cell table:style-name="Table1.C5" office:value-type="string">
            <text:p text:style-name="P11">8-bit, fixed-length string.</text:p>
          </table:table-cell>
        </table:table-row>
        <table:table-row>
          <table:table-cell table:style-name="Table1.A5" office:value-type="string">
            <text:p text:style-name="P11">Zstring</text:p>
          </table:table-cell>
          <table:table-cell table:style-name="Table1.B5" office:value-type="string">
            <text:p text:style-name="P12">Dim myString as Zstring * length </text:p>
            <text:p text:style-name="P12"><text:soft-page-break/>Dim myString as Zstring Ptr </text:p>
          </table:table-cell>
          <table:table-cell table:style-name="Table1.C5" office:value-type="string">
            <text:p text:style-name="P11">8-bit, fixed-length, Null terminated character <text:soft-page-break/>string. A Zstring is a C-style string. </text:p>
          </table:table-cell>
        </table:table-row>
        <table:table-row>
          <table:table-cell table:style-name="Table1.A5" office:value-type="string">
            <text:p text:style-name="P11">Wstring </text:p>
          </table:table-cell>
          <table:table-cell table:style-name="Table1.B5" office:value-type="string">
            <text:p text:style-name="P12">Dim myString as Wstring *length <text:s/></text:p>
            <text:p text:style-name="P12">Dim myString as Wstring Ptr </text:p>
          </table:table-cell>
          <table:table-cell table:style-name="Table1.C5" office:value-type="string">
            <text:p text:style-name="P11">16-bit, fixed-length, Null terminated string used with Unicode functions. </text:p>
          </table:table-cell>
        </table:table-row>
      </table:table>
      <text:p text:style-name="P8"/>
      <text:p text:style-name="P4">Table 9.1: Intrinsic FreeBasic String Data Types </text:p>
      <text:p text:style-name="Preformatted_20_Text">All FreeBasic strings can hold up to 2 GB of data, or up to the amount of memory on your computer. </text:p>
      <text:h text:style-name="Heading_20_2" text:outline-level="2">Dynamic Strings </text:h>
      <text:p text:style-name="Preformatted_20_Text">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4">The following program will show an example of dynamic strings at work.</text:span></text:p>
      <text:p text:style-name="P2"/>
      <table:table table:name="Table2" table:style-name="Table2">
        <table:table-column table:style-name="Table2.A"/>
        <table:table-row>
          <table:table-cell office:value-type="string">
            <text:p text:style-name="P5">‘<text:span text:style-name="T4">Define a string </text:span></text:p>
            <text:p text:style-name="P5">Dim <text:span text:style-name="T4">MyString</text:span> As String</text:p>
            <text:p text:style-name="P6">Dim MyString2 as String</text:p>
            <text:p text:style-name="P5"/>
            <text:p text:style-name="P5"><text:span text:style-name="T4">MyString</text:span> = "Hello"</text:p>
            <text:p text:style-name="P5">Print <text:span text:style-name="T4">MyString</text:span></text:p>
            <text:p text:style-name="P5"/>
            <text:p text:style-name="P5"><text:span text:style-name="T4">MyString</text:span> += ", world!"</text:p>
            <text:p text:style-name="P5">Print <text:span text:style-name="T4">Mystring</text:span></text:p>
            <text:p text:style-name="P5"/>
            <text:p text:style-name="P5"><text:span text:style-name="T4">Mystring2</text:span> = "Welcome to FreeBASIC"</text:p>
            <text:p text:style-name="P5">Print <text:span text:style-name="T4">MyString</text:span> + "! " + <text:span text:style-name="T4">Mystring2 + “!”</text:span></text:p>
          </table:table-cell>
        </table:table-row>
      </table:table>
      <text:p text:style-name="P2"/>
      <text:p text:style-name="P2"/>
      <text:p text:style-name="P2">Dynamic strings use Zstrings strings internally so that you can pass a dynamic string to a function that expects a Null terminated string and the function will work correctly. The Windows API, the C run time library and most third-party libraries <text:soft-page-break/>written in C expect a Null terminated string as a string parameter. </text:p>
      <text:p text:style-name="P1"/>
      <text:p text:style-name="P3"><text:span text:style-name="T5">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text:span><text:span text:style-name="T3">Instead of using strings to read binary data, you should byte arrays instead. <text:s/></text:span><text:span text:style-name="T5">Since a dynamic string is actually a pointer to a string descriptor, you cannot use dynamic strings in type definitions that you are going to save to a file. You should use a fixed length string instead</text:span>. </text:p>
      <text:p text:style-name="P1"/>
      <text:h text:style-name="Heading_20_2" text:outline-level="2">Fixed Length Strings </text:h>
      <text:p text:style-name="P1"/>
      <text:p text:style-name="P1">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1"/>
      <text:p text:style-name="P1">The following short program illustrates creating and using a fixed length string. </text:p>
      <text:p text:style-name="P1"/>
      <text:p text:style-name="P1">'Define a fixed length string </text:p>
      <text:p text:style-name="P1">Dim myFString As String * 20 </text:p>
      <text:p text:style-name="P1">'Save some data in the string </text:p>
      <text:p text:style-name="P1">myFString = "This should fit." </text:p>
      <text:p text:style-name="P1">Print myFString </text:p>
      <text:p text:style-name="P1">'This data will be truncated. </text:p>
      <text:p text:style-name="P1">myFString = "This string will be truncated." </text:p>
      <text:p text:style-name="P1">Print myFString </text:p>
      <text:p text:style-name="P1">Sleep </text:p>
      <text:p text:style-name="P1">End </text:p>
      <text:p text:style-name="P1"/>
      <text:p text:style-name="P1"/>
      <text:p text:style-name="P1">Listing 9.2: fixedstr.bas </text:p>
      <text:p text:style-name="P1"/>
      <text:p text:style-name="P1"><text:tab/>Analysis: Lines 4 defines a fixed length string that can hold up to 20 characters.</text:p>
      <text:p text:style-name="P1"><text:soft-page-break/>Line 7 loads the variable with a string and line 8 prints the contents of the variable. Since the string "This should fit." is smaller than 20 characters, so the whole string will be printed out. Line 11 tries to initialize the string with data that is longer than 20 characters so the string will be truncated when it is printed out in line 12. </text:p>
      <text:p text:style-name="P1"/>
      <text:p text:style-name="P1">When you run the program you should see the following output. </text:p>
      <text:p text:style-name="P1"/>
      <text:p text:style-name="P1">This should fit. </text:p>
      <text:p text:style-name="P1"/>
      <text:p text:style-name="P1"/>
      <text:p text:style-name="P1">This string will be </text:p>
      <text:p text:style-name="P1"/>
      <text:p text:style-name="P1"/>
      <text:p text:style-name="P1">Output 9.2: Output of fixedstr.bas </text:p>
      <text:p text:style-name="P1"/>
      <text:p text:style-name="P1"/>
      <text:p text:style-name="P1">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1"/>
      <text:h text:style-name="Heading_20_2" text:outline-level="2">Zstrings </text:h>
      <text:p text:style-name="P1">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1">them just like fixed strings, automatically truncating data to fit the defined size. </text:p>
      <text:p text:style-name="P1"/>
      <text:p text:style-name="P1">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1"/>
      <text:p text:style-name="P1">When using either type of Zstring, FreeBasic will manage the terminating Null character for you, but the storage size of a Zstring will be 1 less than the defined size since th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text:soft-page-break/>string. </text:p>
      <text:p text:style-name="P1"/>
      <text:p text:style-name="P1">The following program shows both uses of the Zstring data type. </text:p>
      <text:p text:style-name="P1"/>
      <text:p text:style-name="P1">'Declare a fixed length Zstring </text:p>
      <text:p text:style-name="P1">Dim myFixedZstring As Zstring * 20 + 1 </text:p>
      <text:p text:style-name="P1">'Declare a dynamic Zstring </text:p>
      <text:p text:style-name="P1">Dim myDynaZstring As Zstring Ptr </text:p>
      <text:p text:style-name="P1">'Load some data into the fixed zstring </text:p>
      <text:p text:style-name="P1">Print "123456789012345678901" </text:p>
      <text:p text:style-name="P1">myFixedZstring = "This should fit." </text:p>
      <text:p text:style-name="P1">Print myFixedZstring </text:p>
      <text:p text:style-name="P1">myFixedZstring = "This will be truncated." </text:p>
      <text:p text:style-name="P1">Print myFixedZstring </text:p>
      <text:p text:style-name="P1">'Create a dynamic zstring </text:p>
      <text:p text:style-name="P1">Print "123456789012345678901" </text:p>
      <text:p text:style-name="P1">myDynaZstring = Callocate(20 + 1) </text:p>
      <text:p text:style-name="P1">*myDynaZstring = "Let's add some data." </text:p>
      <text:p text:style-name="P1">Print *myDynaZstring </text:p>
      <text:p text:style-name="P1">'Resize the string: 20 for current data + 5 for new </text:p>
      <text:p text:style-name="P1">'data + 1 for Null </text:p>
      <text:p text:style-name="P1">myDynaZstring = Reallocate(myDynaZstring, 20 + 5 + 1) </text:p>
      <text:p text:style-name="P1">Print "12345678901234567890123456" </text:p>
      <text:p text:style-name="P1">*myDynaZstring = "Let's add some more data." </text:p>
      <text:p text:style-name="P1">Print myDynaZstring[0] </text:p>
      <text:p text:style-name="P1">'Deallocate the memory segment </text:p>
      <text:p text:style-name="P1">Deallocate myDynaZstring </text:p>
      <text:p text:style-name="P1">Sleep </text:p>
      <text:p text:style-name="P1">End </text:p>
      <text:p text:style-name="P1"/>
      <text:p text:style-name="P1"/>
      <text:p text:style-name="P1">Listing 9.3: zstring.bas </text:p>
      <text:p text:style-name="P1"/>
      <text:p text:style-name="P1"><text:tab/>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text:p>
      <text:p text:style-name="P1"/>
      <text:p text:style-name="P1">Line 16 prints another ruler for comparison with the dynamic Zstring data. Line 17Callocates enough space for a 20-byte string along with the terminating Null character.</text:p>
      <text:p text:style-name="P1"><text:soft-page-break/>Since myDynaZstring is defined as a Zstring Ptr, the indirection operator is used 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 </text:p>
      <text:p text:style-name="P1"/>
      <text:p text:style-name="P1">When you run this program you should get the following output. </text:p>
      <text:p text:style-name="P1"/>
      <text:p text:style-name="P1">123456789012345678901 </text:p>
      <text:p text:style-name="P1"/>
      <text:p text:style-name="P1"/>
      <text:p text:style-name="P1">This should fit. </text:p>
      <text:p text:style-name="P1"/>
      <text:p text:style-name="P1"/>
      <text:p text:style-name="P1">This will be truncat </text:p>
      <text:p text:style-name="P1"/>
      <text:p text:style-name="P1"/>
      <text:p text:style-name="P1">123456789012345678901 </text:p>
      <text:p text:style-name="P1"/>
      <text:p text:style-name="P1"/>
      <text:p text:style-name="P1">Let's add some data. </text:p>
      <text:p text:style-name="P1"/>
      <text:p text:style-name="P1">12345678901234567890123456 </text:p>
      <text:p text:style-name="P1">Let's add some more data. </text:p>
      <text:p text:style-name="P1"/>
      <text:p text:style-name="P1">Output 9.3: Output of zstring.bas </text:p>
      <text:p text:style-name="P1"/>
      <text:p text:style-name="P1">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separate variable that can be referenced as needed. </text:p>
      <text:p text:style-name="P1"/>
      <text:p text:style-name="P1">You will notice in Line 25 of the listing that the pointer index method was used to print the contents of the resized Zstring. What would the output be if you changed the </text:p>
      <text:p text:style-name="P1"/>
      <text:p text:style-name="P1">index from 0 to 6? Remember that a pointer index behaves much like an array index, and a Zstring could be viewed as an array of characters. If you were to use 6 as the index, the output would be add some more data. The Print statement would start at character </text:p>
      <text:p text:style-name="P1">position 6 and print everything up to the terminating Null character. </text:p>
      <text:p text:style-name="P1"><text:soft-page-break/></text:p>
      <text:p text:style-name="P1">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h text:style-name="P7" text:outline-level="2">Wstrings </text:h>
      <text:p text:style-name="P1">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outset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prefix="Chapter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register-truth-ref-style-name="freebasic_20_book"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9-04-18T21:10:11.253219900</dc:date>
    <meta:editing-duration>PT4H2M11S</meta:editing-duration>
    <meta:editing-cycles>15</meta:editing-cycles>
    <meta:generator>LibreOffice/6.2.2.2$Linux_X86_64 LibreOffice_project/20$Build-2</meta:generator>
    <meta:print-date>2019-04-18T20:32:07.123538586</meta:print-date>
    <meta:document-statistic meta:table-count="2" meta:image-count="0" meta:object-count="0" meta:page-count="8" meta:paragraph-count="114" meta:word-count="2223" meta:character-count="13155" meta:non-whitespace-character-count="10941"/>
    <meta:template xlink:type="simple" xlink:actuate="onRequest" xlink:title="" xlink:href="../fbeginnerm.odm" meta:date="2019-04-18T19:22:41.223514275"/>
  </office:meta>
</office:document-meta>
</file>